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32cm" fo:break-before="auto" style:use-optimal-row-height="fals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9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wrap-option="wrap" fo:border-left="none" fo:border-right="none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6ff5c" fo:border="0.74pt solid #000000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b6ff5c" style:cell-protect="protected" style:print-content="true" fo:border="0.74pt solid #000000"/>
    </style:style>
    <style:style style:name="ce42" style:family="table-cell" style:parent-style-name="Default">
      <style:table-cell-properties style:cell-protect="protected" style:print-content="true" fo:border="0.74pt solid #000000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fill-color="#ff0000" draw:textarea-horizontal-align="justify" draw:textarea-vertical-align="middle" draw:auto-grow-height="false" fo:min-height="0.213cm" fo:min-width="1.087cm"/>
      <style:paragraph-properties fo:text-align="center"/>
    </style:style>
    <style:style style:name="gr2" style:family="graphic">
      <style:graphic-properties draw:fill-color="#b6ff5c" draw:textarea-horizontal-align="justify" draw:textarea-vertical-align="middle" draw:auto-grow-height="false" fo:min-height="1.581cm" fo:min-width="1.688cm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b6ff5c"/>
      <style:paragraph-properties fo:text-align="center"/>
    </style:style>
  </office:automatic-styles>
  <office:body>
    <office:spreadsheet>
      <table:table table:name="Лист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0000" calcext:value-type="float">
            <text:p>48000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8120" calcext:value-type="float" table:number-columns-spanned="2" table:number-rows-spanned="1">
            <text:p>2700812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77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#115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400" calcext:value-type="float">
            <text:p>13558400</text:p>
          </table:table-cell>
          <table:table-cell table:style-name="ce6" office:value-type="float" office:value="13560600" calcext:value-type="float">
            <text:p>135606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7992400" calcext:value-type="float">
            <text:p>479924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400" calcext:value-type="float" table:number-columns-spanned="2" table:number-rows-spanned="1">
            <text:p>270074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8000" calcext:value-type="float">
            <text:p>13558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000" calcext:value-type="float">
            <text:p>13561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32900" calcext:value-type="float">
            <text:p>34432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</table:table>
      <table:table table:name="116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6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300" calcext:value-type="float">
            <text:p>135583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500" calcext:value-type="float">
            <text:p>13559500</text:p>
          </table:table-cell>
          <table:table-cell table:style-name="ce6" office:value-type="float" office:value="48001000" calcext:value-type="float">
            <text:p>480010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 table:number-columns-spanned="2" table:number-rows-spanned="1">
            <text:p>Частота кварца ситеза</text:p>
          </table:table-cell>
          <table:covered-table-cell/>
          <table:table-cell table:style-name="ce10" office:value-type="float" office:value="27007700" calcext:value-type="float" table:number-columns-spanned="2" table:number-rows-spanned="1">
            <text:p>27007700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 table:number-columns-spanned="2" table:number-rows-spanned="1">
            <text:p>Сдвиг опоры Hz</text:p>
          </table:table-cell>
          <table:covered-table-cell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LSB</text:p>
          </table:table-cell>
          <table:covered-table-cell/>
          <table:table-cell table:formula="of:=[.A3]-[.C7]" office:value-type="float" office:value="13557900" calcext:value-type="float">
            <text:p>13557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опоры USB</text:p>
          </table:table-cell>
          <table:covered-table-cell/>
          <table:table-cell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Частота BFO</text:p>
          </table:table-cell>
          <table:covered-table-cell/>
          <table:table-cell table:formula="of:=[.D3]-[.C3]" office:value-type="float" office:value="34441500" calcext:value-type="float">
            <text:p>34441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office:value-type="string" calcext:value-type="string" table:number-columns-spanned="2" table:number-rows-spanned="1">
            <text:p>Ширина полосы</text:p>
          </table:table-cell>
          <table:covered-table-cell/>
          <table:table-cell table:style-name="ce9" table:formula="of:=[.B3]-[.A3]" office:value-type="float" office:value="2400" calcext:value-type="float">
            <text:p>2400</text:p>
          </table:table-cell>
          <table:table-cell/>
          <table:covered-table-cell table:number-columns-repeated="3"/>
        </table:table-row>
      </table:table>
      <table:table table:name="117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7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600" calcext:value-type="float">
            <text:p>135586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0800" calcext:value-type="float">
            <text:p>480008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200" calcext:value-type="float">
            <text:p>13558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1200" calcext:value-type="float">
            <text:p>344412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7" calcext:value-type="string">
            <text:p>№117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200" calcext:value-type="float">
            <text:p>135582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1200" calcext:value-type="float">
            <text:p>344412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8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8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900" calcext:value-type="float">
            <text:p>13560900</text:p>
          </table:table-cell>
          <table:table-cell table:style-name="ce6" office:value-type="float" office:value="13559800" calcext:value-type="float">
            <text:p>13559800</text:p>
          </table:table-cell>
          <table:table-cell table:style-name="ce6" office:value-type="float" office:value="47996500" calcext:value-type="float">
            <text:p>479965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800" calcext:value-type="float" table:number-columns-spanned="2" table:number-rows-spanned="1">
            <text:p>320018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1300" calcext:value-type="float">
            <text:p>13561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36700" calcext:value-type="float">
            <text:p>344367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2200" calcext:value-type="float">
            <text:p>22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8" calcext:value-type="string">
            <text:p>№118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800" calcext:value-type="float">
            <text:p>320018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300" calcext:value-type="float">
            <text:p>135613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36700" calcext:value-type="float">
            <text:p>344367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19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19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700" calcext:value-type="float">
            <text:p>135587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600" calcext:value-type="float">
            <text:p>13559600</text:p>
          </table:table-cell>
          <table:table-cell table:style-name="ce6" office:value-type="float" office:value="48004600" calcext:value-type="float">
            <text:p>480046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1900" calcext:value-type="float" table:number-columns-spanned="2" table:number-rows-spanned="1">
            <text:p>320019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11" table:formula="of:=[.A3]-[.C7]" office:value-type="float" office:value="13558300" calcext:value-type="float">
            <text:p>135583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1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11" table:formula="of:=[.D3]-[.C3]" office:value-type="float" office:value="34445000" calcext:value-type="float">
            <text:p>344450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9" table:formula="of:=[.B3]-[.A3]" office:value-type="float" office:value="1800" calcext:value-type="float">
            <text:p>18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19" calcext:value-type="string">
            <text:p>№119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1900" calcext:value-type="float">
            <text:p>320019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300" calcext:value-type="float">
            <text:p>135583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5000" calcext:value-type="float">
            <text:p>344450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1000" calcext:value-type="float">
            <text:p>21000</text:p>
          </table:table-cell>
          <table:table-cell table:number-columns-repeated="5"/>
        </table:table-row>
      </table:table>
      <table:table table:name="120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0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700" calcext:value-type="float">
            <text:p>135607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8000200" calcext:value-type="float">
            <text:p>480002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000" calcext:value-type="float" table:number-columns-spanned="2" table:number-rows-spanned="1">
            <text:p>320020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1100" calcext:value-type="float">
            <text:p>13561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500" calcext:value-type="float">
            <text:p>344405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900" calcext:value-type="float">
            <text:p>19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20" calcext:value-type="string">
            <text:p>№120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2000" calcext:value-type="float">
            <text:p>320020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1100" calcext:value-type="float">
            <text:p>135611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0500" calcext:value-type="float">
            <text:p>344405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121" table:style-name="ta1">
        <table:shapes>
          <draw:custom-shape draw:z-index="0" draw:name="Фигура 1" draw:style-name="gr1" draw:text-style-name="P1" svg:width="1.241cm" svg:height="0.425cm" svg:x="9.546cm" svg:y="1.18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Фигура 2" draw:style-name="gr2" draw:text-style-name="P2" svg:width="1.687cm" svg:height="1.58cm" svg:x="9.305cm" svg:y="3.84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3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Номер сборки платы тракта №</text:p>
          </table:table-cell>
          <table:covered-table-cell table:number-columns-repeated="3" table:style-name="ce8"/>
          <table:table-cell table:style-name="ce12" office:value-type="string" calcext:value-type="string">
            <text:p>№120</text:p>
          </table:table-cell>
          <table:table-cell table:style-name="ce15" table:number-columns-repeated="2"/>
        </table:table-row>
        <table:table-row table:style-name="ro2">
          <table:table-cell table:style-name="ce3" office:value-type="string" calcext:value-type="string">
            <text:p>Нижняя граница КФ</text:p>
          </table:table-cell>
          <table:table-cell table:style-name="ce3" office:value-type="string" calcext:value-type="string">
            <text:p>Верхняя граница КФ</text:p>
          </table:table-cell>
          <table:table-cell table:style-name="ce3" office:value-type="string" calcext:value-type="string">
            <text:p>Средняя частота КФ</text:p>
          </table:table-cell>
          <table:table-cell table:style-name="ce3" office:value-type="string" calcext:value-type="string">
            <text:p>Средняя частота КФ2</text:p>
          </table:table-cell>
          <table:table-cell table:style-name="ce20" table:number-columns-spanned="1" table:number-rows-spanned="2"/>
          <table:table-cell table:style-name="ce20" office:value-type="string" calcext:value-type="string" table:number-columns-spanned="2" table:number-rows-spanned="2">
            <text:p>Данные с анализатора АЧХ</text:p>
          </table:table-cell>
          <table:covered-table-cell/>
        </table:table-row>
        <table:table-row table:style-name="ro3">
          <table:table-cell table:style-name="ce6" office:value-type="float" office:value="13558800" calcext:value-type="float">
            <text:p>13558800</text:p>
          </table:table-cell>
          <table:table-cell table:style-name="ce6" office:value-type="float" office:value="13560500" calcext:value-type="float">
            <text:p>13560500</text:p>
          </table:table-cell>
          <table:table-cell table:style-name="ce6" office:value-type="float" office:value="13559700" calcext:value-type="float">
            <text:p>13559700</text:p>
          </table:table-cell>
          <table:table-cell table:style-name="ce6" office:value-type="float" office:value="47999800" calcext:value-type="float">
            <text:p>47999800</text:p>
          </table:table-cell>
          <table:covered-table-cell/>
          <table:covered-table-cell table:style-name="ce20"/>
          <table:covered-table-cell/>
        </table:table-row>
        <table:table-row table:style-name="ro3" table:number-rows-repeated="2"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7" office:value-type="string" calcext:value-type="string" table:number-columns-spanned="2" table:number-rows-spanned="1">
            <text:p>Частота кварца ситеза</text:p>
          </table:table-cell>
          <table:covered-table-cell table:style-name="ce9"/>
          <table:table-cell table:style-name="ce10" office:value-type="float" office:value="32002200" calcext:value-type="float" table:number-columns-spanned="2" table:number-rows-spanned="1">
            <text:p>32002200</text:p>
          </table:table-cell>
          <table:covered-table-cell/>
          <table:table-cell table:number-columns-repeated="3"/>
        </table:table-row>
        <table:table-row table:style-name="ro3">
          <table:table-cell table:style-name="ce7" office:value-type="string" calcext:value-type="string" table:number-columns-spanned="2" table:number-rows-spanned="1">
            <text:p>Сдвиг опоры Hz</text:p>
          </table:table-cell>
          <table:covered-table-cell table:style-name="ce9"/>
          <table:table-cell table:style-name="ce6" office:value-type="float" office:value="400" calcext:value-type="float">
            <text:p>400</text:p>
          </table:table-cell>
          <table:table-cell/>
          <table:table-cell table:style-name="ce23" table:number-columns-spanned="1" table:number-rows-spanned="5"/>
          <table:table-cell table:style-name="ce20" office:value-type="string" calcext:value-type="string" table:number-columns-spanned="2" table:number-rows-spanned="5">
            <text:p>Готовые значения для синтезатора</text:p>
          </table:table-cell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LSB</text:p>
          </table:table-cell>
          <table:covered-table-cell table:style-name="ce9"/>
          <table:table-cell table:style-name="ce41" table:formula="of:=[.A3]-[.C7]" office:value-type="float" office:value="13558400" calcext:value-type="float">
            <text:p>135584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опоры USB</text:p>
          </table:table-cell>
          <table:covered-table-cell table:style-name="ce9"/>
          <table:table-cell table:style-name="ce41" table:formula="of:=[.B3]+[.C7]" office:value-type="float" office:value="13560900" calcext:value-type="float">
            <text:p>135609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Частота BFO</text:p>
          </table:table-cell>
          <table:covered-table-cell table:style-name="ce9"/>
          <table:table-cell table:style-name="ce41" table:formula="of:=[.D3]-[.C3]" office:value-type="float" office:value="34440100" calcext:value-type="float">
            <text:p>34440100</text:p>
          </table:table-cell>
          <table:table-cell/>
          <table:covered-table-cell/>
          <table:covered-table-cell table:style-name="ce25"/>
          <table:covered-table-cell/>
        </table:table-row>
        <table:table-row table:style-name="ro3">
          <table:table-cell table:style-name="ce7" office:value-type="string" calcext:value-type="string" table:number-columns-spanned="2" table:number-rows-spanned="1">
            <text:p>Ширина полосы</text:p>
          </table:table-cell>
          <table:covered-table-cell table:style-name="ce9"/>
          <table:table-cell table:style-name="ce42" table:formula="of:=[.B3]-[.A3]" office:value-type="float" office:value="1700" calcext:value-type="float">
            <text:p>1700</text:p>
          </table:table-cell>
          <table:table-cell/>
          <table:covered-table-cell table:number-columns-repeated="3"/>
        </table:table-row>
        <table:table-row table:style-name="ro3" table:number-rows-repeated="3">
          <table:table-cell table:style-name="Default" table:number-columns-repeated="2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  <table:table-cell table:number-columns-repeated="5"/>
        </table:table-row>
        <table:table-row table:style-name="ro6">
          <table:table-cell table:style-name="ce32" office:value-type="string" calcext:value-type="string">
            <text:p>Плата</text:p>
          </table:table-cell>
          <table:table-cell table:formula="of:=[.E1]" office:value-type="string" office:string-value="№120" calcext:value-type="string">
            <text:p>№120</text:p>
          </table:table-cell>
          <table:table-cell table:number-columns-repeated="5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  <table:table-cell table:number-columns-repeated="5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-2" calcext:value-type="float">
            <text:p>-2</text:p>
          </table:table-cell>
          <table:table-cell table:number-columns-repeated="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[.C6]" office:value-type="float" office:value="32002200" calcext:value-type="float">
            <text:p>32002200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[.C8]" office:value-type="float" office:value="13558400" calcext:value-type="float">
            <text:p>13558400</text:p>
          </table:table-cell>
          <table:table-cell table:number-columns-repeated="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[.C9]" office:value-type="float" office:value="13560900" calcext:value-type="float">
            <text:p>13560900</text:p>
          </table:table-cell>
          <table:table-cell table:number-columns-repeated="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[.C10]" office:value-type="float" office:value="34440100" calcext:value-type="float">
            <text:p>34440100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3000" calcext:value-type="float">
            <text:p>13000</text:p>
          </table:table-cell>
          <table:table-cell table:number-columns-repeated="5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</table:table-row>
      </table:table>
      <table:table table:name="Для Карат-3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29" office:value-type="float" office:value="100" calcext:value-type="float">
            <text:p>100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208" calcext:value-type="float">
            <text:p>208</text:p>
          </table:table-cell>
        </table:table-row>
        <table:table-row table:style-name="ro3"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-2" calcext:value-type="float">
            <text:p>-2</text:p>
          </table:table-cell>
        </table:table-row>
        <table:table-row table:style-name="ro3"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0" calcext:value-type="float">
            <text:p>70</text:p>
          </table:table-cell>
        </table:table-row>
        <table:table-row table:style-name="ro3"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22105100" calcext:value-type="float">
            <text:p>22105100</text:p>
          </table:table-cell>
        </table:table-row>
        <table:table-row table:style-name="ro3"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21105300" calcext:value-type="float">
            <text:p>21105300</text:p>
          </table:table-cell>
        </table:table-row>
        <table:table-row table:style-name="ro3"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1105100" calcext:value-type="float">
            <text:p>21105100</text:p>
          </table:table-cell>
        </table:table-row>
        <table:table-row table:style-name="ro3"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3">
          <table:table-cell table:style-name="ce29" office:value-type="float" office:value="109" calcext:value-type="float">
            <text:p>109</text:p>
          </table:table-cell>
          <table:table-cell table:style-name="ce29" office:value-type="string" calcext:value-type="string">
            <text:p>No</text:p>
          </table:table-cell>
        </table:table-row>
        <table:table-row table:style-name="ro3"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4000" calcext:value-type="float">
            <text:p>4000</text:p>
          </table:table-cell>
        </table:table-row>
        <table:table-row table:style-name="ro3" table:number-rows-repeated="104856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Для Карат-3,5" table:style-name="ta1">
        <table:table-column table:style-name="co1" table:number-columns-repeated="2" table:default-cell-style-name="ce30"/>
        <table:table-row table:style-name="ro5">
          <table:table-cell table:style-name="ce26" office:value-type="string" calcext:value-type="string" table:number-columns-spanned="2" table:number-rows-spanned="1">
            <text:p>Памятка</text:p>
          </table:table-cell>
          <table:covered-table-cell table:style-name="ce37"/>
        </table:table-row>
        <table:table-row table:style-name="ro6">
          <table:table-cell table:style-name="ce36" office:value-type="string" calcext:value-type="string" table:number-columns-spanned="2" table:number-rows-spanned="1">
            <text:p>№ платы ______</text:p>
          </table:table-cell>
          <table:covered-table-cell table:style-name="ce37"/>
        </table:table-row>
        <table:table-row table:style-name="ro7">
          <table:table-cell table:style-name="ce27" office:value-type="string" calcext:value-type="string" table:number-columns-spanned="2" table:number-rows-spanned="1">
            <text:p>Параметры пунктов инженерного меню</text:p>
          </table:table-cell>
          <table:covered-table-cell table:style-name="ce37"/>
        </table:table-row>
        <table:table-row table:style-name="ro8">
          <table:table-cell table:style-name="ce28" office:value-type="string" calcext:value-type="string">
            <text:p>Номер пункта меню</text:p>
          </table:table-cell>
          <table:table-cell table:style-name="ce28" office:value-type="string" calcext:value-type="string">
            <text:p>Значение параметра</text:p>
          </table:table-cell>
        </table:table-row>
        <table:table-row table:style-name="ro3"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No</text:p>
          </table:table-cell>
        </table:table-row>
        <table:table-row table:style-name="ro3"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08" calcext:value-type="float">
            <text:p>208</text:p>
          </table:table-cell>
        </table:table-row>
        <table:table-row table:style-name="ro3"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-2" calcext:value-type="float">
            <text:p>-2</text:p>
          </table:table-cell>
        </table:table-row>
        <table:table-row table:style-name="ro3"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7007700" calcext:value-type="float">
            <text:p>27007700</text:p>
          </table:table-cell>
        </table:table-row>
        <table:table-row table:style-name="ro3"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3558000" calcext:value-type="float">
            <text:p>13558000</text:p>
          </table:table-cell>
        </table:table-row>
        <table:table-row table:style-name="ro3"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3561000" calcext:value-type="float">
            <text:p>13561000</text:p>
          </table:table-cell>
        </table:table-row>
        <table:table-row table:style-name="ro3"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34441500" calcext:value-type="float">
            <text:p>34441500</text:p>
          </table:table-cell>
        </table:table-row>
        <table:table-row table:style-name="ro3"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4000" calcext:value-type="float">
            <text:p>4000</text:p>
          </table:table-cell>
        </table:table-row>
        <table:table-row table:style-name="ro3"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8000" calcext:value-type="float">
            <text:p>8000</text:p>
          </table:table-cell>
        </table:table-row>
        <table:table-row table:style-name="ro3"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3000" calcext:value-type="float">
            <text:p>13000</text:p>
          </table:table-cell>
        </table:table-row>
        <table:table-row table:style-name="ro3"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20000" calcext:value-type="float">
            <text:p>20000</text:p>
          </table:table-cell>
        </table:table-row>
        <table:table-row table:style-name="ro3" table:number-rows-repeated="104856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06cm" fo:margin-bottom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6-01-02T19:18:53.332000000</dc:date>
    <meta:editing-duration>PT13H34M39S</meta:editing-duration>
    <meta:editing-cycles>35</meta:editing-cycles>
    <meta:generator>LibreOffice/7.4.2.3$Windows_X86_64 LibreOffice_project/382eef1f22670f7f4118c8c2dd222ec7ad009daf</meta:generator>
    <meta:print-date>2025-12-09T23:46:55.688000000</meta:print-date>
    <meta:document-statistic meta:table-count="10" meta:cell-count="385" meta:object-count="16"/>
  </office:meta>
</office:document-meta>
</file>